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U" svg:font-family="FreeU"/>
    <style:font-face style:name="DejaVu Sans1" svg:font-family="'DejaVu Sans'" style:font-family-generic="swis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size-complex="12pt"/>
    </style:style>
    <style:style style:name="P2" style:family="paragraph" style:parent-style-name="Standard">
      <style:paragraph-properties style:writing-mode="lr-tb"/>
      <style:text-properties officeooo:paragraph-rsid="001699ed"/>
    </style:style>
    <style:style style:name="P3" style:family="paragraph" style:parent-style-name="Heading_20_1" style:master-page-name="Standard">
      <style:paragraph-properties fo:text-align="center" style:justify-single-word="false" style:page-number="auto"/>
      <style:text-properties officeooo:rsid="0009a17e" officeooo:paragraph-rsid="001699ed"/>
    </style:style>
    <style:style style:name="T1" style:family="text">
      <style:text-properties fo:font-weight="bold" style:font-weight-asian="bold"/>
    </style:style>
    <style:style style:name="T2" style:family="text">
      <style:text-properties officeooo:rsid="001699ed"/>
    </style:style>
    <style:style style:name="T3" style:family="text">
      <style:text-properties officeooo:rsid="001875e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26 Nov. 2013 Elliot.<text:span text:style-name="T3">Testing</text:span></text:h>
      <text:h text:style-name="Heading_20_1" text:outline-level="1"/>
      <text:h text:style-name="Heading_20_1" text:outline-level="1">SECTION 6. IMPLEMENTATION PLAN AND TIMELINE</text:h>
      <text:p text:style-name="P2"><text:span text:style-name="T2">When programming the game, we should test thoroughly, especially new code and changes to the game engine. We should ensure that changes do not introduce regressions into existing code, as well. During the creation of the third major revision of the game, we will focus especially on fixing bugs found during testing.</text:span></text:p>
      <text:h text:style-name="Heading_20_1" text:outline-level="1">SECTION 8. WORK ASSISTANCE STATEMENT</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U" svg:font-family="FreeU"/>
    <style:font-face style:name="DejaVu Sans1" svg:font-family="'DejaVu Sans'" style:font-family-generic="swis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FreeU" fo:font-size="12pt" fo:language="en" fo:country="US" style:font-name-asian="AR PL UMing HK" style:font-size-asian="10.5pt" style:language-asian="zh" style:country-asian="CN" style:font-name-complex="DejaVu Sans" style:font-size-complex="12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Calibri" fo:font-size="11pt" fo:language="en" fo:country="US"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FreeU" fo:font-size="14pt" style:font-name-asian="AR PL UMing H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FreeU"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style:font-name="FreeU"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FreeU" style:font-size-asian="12pt" style:font-name-complex="DejaVu Sans1"/>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Cambria" fo:font-size="16pt" fo:language="none" fo:country="none"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Cambria" fo:font-size="14pt" fo:language="none" fo:country="none"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Tahoma" fo:font-size="8pt" fo:language="none" fo:country="none" style:font-size-asian="8pt" style:font-name-complex="Tahoma"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WW8Num1z0" style:family="text">
      <style:text-properties style:font-name="Times New Roman" style:font-name-complex="Times New Roman"/>
    </style:style>
    <style:style style:name="WW8Num2z0" style:family="text">
      <style:text-properties style:font-name="Times New Roman" style:font-name-complex="Times New Roman"/>
    </style:style>
    <style:style style:name="WW8Num3z0" style:family="text">
      <style:text-properties style:font-name="Times New Roman" style:font-name-complex="Times New Roman"/>
    </style:style>
    <style:style style:name="WW8Num4z0" style:family="text"/>
    <style:style style:name="WW8Num4z1" style:family="text">
      <style:text-properties style:font-name="Times New Roman" style:font-name-complex="Times New Roman"/>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Heading_20_1_20_Char" style:display-name="Heading 1 Ch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weight="bold" style:font-weight-asian="bold"/>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Footer">COS 125 {var:Semester} <text:s text:c="3"/>{var:YourName} <text:s text:c="11"/>Testing Document <text:s/>{var:Date} <text:s text:c="24"/>Page <text:span text:style-name="MT1"><text:page-number style:num-format="1" text:select-page="current">1</text:page-number></text:span> of <text:span text:style-name="MT1"><text:page-count style:num-format="1">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v</meta:initial-creator>
    <meta:creation-date>2013-09-24T08:27:00</meta:creation-date>
    <dc:creator>wreathe </dc:creator>
    <dc:date>2013-11-26T09:29:26.586192138</dc:date>
    <meta:print-date>2011-02-25T14:53:00</meta:print-date>
    <meta:editing-cycles>4</meta:editing-cycles>
    <meta:editing-duration>P2171DT9H32M56S</meta:editing-duration>
    <meta:generator>LibreOffice/4.1.0.4$Linux_x86 LibreOffice_project/89ea49ddacd9aa532507cbf852f2bb22b1ace28</meta:generator>
    <meta:document-statistic meta:table-count="0" meta:image-count="0" meta:object-count="0" meta:page-count="1" meta:paragraph-count="5" meta:word-count="78" meta:character-count="538" meta:non-whitespace-character-count="426"/>
  </office:meta>
</office:document-meta>
</file>